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, Verdana, sans-serif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mic Sans MS" fo:language="en" fo:country="GB" style:language-asian="zxx" style:country-asian="none" style:language-complex="zxx" style:country-complex="none"/>
    </style:style>
    <style:style style:name="P2" style:family="paragraph" style:parent-style-name="Standard">
      <style:text-properties style:font-name="Comic Sans MS" fo:language="en" fo:country="GB" fo:font-weight="bold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omic Sans MS" fo:font-size="18pt" fo:language="en" fo:country="GB" fo:font-weight="bold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4" style:family="paragraph" style:parent-style-name="Standard">
      <style:text-properties fo:color="#800000" style:font-name="Comic Sans MS" fo:language="en" fo:country="GB" style:language-asian="zxx" style:country-asian="none" style:language-complex="zxx" style:country-complex="none"/>
    </style:style>
    <style:style style:name="P5" style:family="paragraph" style:parent-style-name="Standard">
      <style:text-properties fo:color="#33cc66" style:font-name="Comic Sans MS" fo:language="en" fo:country="GB" fo:font-weight="bold" style:language-asian="zxx" style:country-asian="none" style:font-weight-asian="bold" style:language-complex="zxx" style:country-complex="none" style:font-weight-complex="bold"/>
    </style:style>
    <style:style style:name="P6" style:family="paragraph" style:parent-style-name="Standard">
      <style:text-properties style:font-name="Comic Sans MS" fo:language="en" fo:country="GB" style:language-asian="zxx" style:country-asian="none" style:language-complex="zxx" style:country-complex="none"/>
    </style:style>
    <style:style style:name="P7" style:family="paragraph" style:parent-style-name="Standard" style:list-style-name="L1">
      <style:text-properties style:font-name="Comic Sans MS" fo:language="en" fo:country="GB" style:language-asian="zxx" style:country-asian="none" style:language-complex="zxx" style:country-complex="none"/>
    </style:style>
    <style:style style:name="P8" style:family="paragraph" style:parent-style-name="Standard" style:list-style-name="L2">
      <style:text-properties style:font-name="Comic Sans MS" fo:language="en" fo:country="GB" style:language-asian="zxx" style:country-asian="none" style:language-complex="zxx" style:country-complex="none"/>
    </style:style>
    <style:style style:name="P9" style:family="paragraph" style:parent-style-name="Standard" style:list-style-name="L3">
      <style:text-properties style:font-name="Comic Sans MS" fo:language="en" fo:country="GB" style:language-asian="zxx" style:country-asian="none" style:language-complex="zxx" style:country-complex="none"/>
    </style:style>
    <style:style style:name="P10" style:family="paragraph" style:parent-style-name="Standard">
      <style:text-properties style:font-name="Comic Sans MS" fo:language="en" fo:country="GB" fo:font-weight="bold" style:language-asian="zxx" style:country-asian="none" style:font-weight-asian="bold" style:language-complex="zxx" style:country-complex="none" style:font-weight-complex="bold"/>
    </style:style>
    <style:style style:name="T1" style:family="text">
      <style:text-properties fo:font-variant="normal" fo:text-transform="none" style:font-name="Arial1" fo:font-size="10.5pt" fo:letter-spacing="normal" fo:font-style="normal" fo:font-weight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WoW Coordinates Plotter</text:p>
      <text:p text:style-name="P1"/>
      <text:p text:style-name="P1"/>
      <text:p text:style-name="P1">This tool will allow you to save the coordinates to a file as you travel the path you wish to map.</text:p>
      <text:p text:style-name="P1"/>
      <text:p text:style-name="P1">Brief description of workings</text:p>
      <text:list xml:id="list354012934969204693" text:style-name="L1">
        <text:list-item>
          <text:p text:style-name="P7">activate and deactivate via interface</text:p>
        </text:list-item>
        <text:list-item>
          <text:p text:style-name="P7">SHIFT+R key combination to record current coords to a file</text:p>
        </text:list-item>
      </text:list>
      <text:p text:style-name="P1"/>
      <text:p text:style-name="P2">25 09 2014</text:p>
      <text:p text:style-name="P1">17:16 – First, create the LUA project...</text:p>
      <text:p text:style-name="P1"/>
      <text:p text:style-name="P1">19:04 – Interace designed and implemented :-)</text:p>
      <text:p text:style-name="P1">LUA writing to a file:</text:p>
      <text:p text:style-name="P1"><text:a xlink:type="simple" xlink:href="http://www.ac-web.org/forums/showthread.php?71015-Tutorial-Writing-to-a-File-With-Lua">http://www.ac-web.org/forums/showthread.php?71015-Tutorial-Writing-to-a-File-With-Lua</text:a> </text:p>
      <text:p text:style-name="P1"/>
      <text:p text:style-name="P1">Hmm, I could get it to update the actual MySQL table ????</text:p>
      <text:p text:style-name="P1"/>
      <text:p text:style-name="P1">NEXT: Locate how to acquire the .gps type of coordintes.</text:p>
      <text:p text:style-name="P1"/>
      <text:p text:style-name="P1"/>
      <text:p text:style-name="P1">http://wow.curseforge.com/addons/speedo/?page=2</text:p>
      <text:p text:style-name="P1"/>
      <text:p text:style-name="P1">20:03 – Damn, it looks like the function does not exist!!! GetCurretnPosition(“player”)</text:p>
      <text:p text:style-name="P1">:-(</text:p>
      <text:p text:style-name="P1"/>
      <text:p text:style-name="P1">Damn, it was replaced by GetPlayerMapPosition :-(</text:p>
      <text:p text:style-name="P1"/>
      <text:p text:style-name="P1">Okay, I will need to follow this to get the true coords:</text:p>
      <text:p text:style-name="P1"><text:a xlink:type="simple" xlink:href="http://wow.curseforge.com/addons/speedo/?page=2">http://wow.curseforge.com/addons/speedo/?page=2</text:a> </text:p>
      <text:p text:style-name="P1"/>
      <text:p text:style-name="P1">Or check the .gps code in the MaNGOS core!</text:p>
      <text:p text:style-name="P1"/>
      <text:p text:style-name="P1">OO, you can read the chat!!! </text:p>
      <text:p text:style-name="P1"><text:a xlink:type="simple" xlink:href="https://www.google.co.uk/webhp?sourceid=chrome-instant&amp;ion=1&amp;espv=2&amp;ie=UTF-8#q=wow%20lua%20read%20chat">https://www.google.co.uk/webhp?sourceid=chrome-instant&amp;ion=1&amp;espv=2&amp;ie=UTF-8#q=wow%20lua%20read%20chat</text:a> </text:p>
      <text:p text:style-name="P1"/>
      <text:p text:style-name="P1"/>
      <text:p text:style-name="P1">wow convert map coordinates to continent coordinates</text:p>
      <text:p text:style-name="P1"><text:soft-page-break/></text:p>
      <text:p text:style-name="P2">26 09 2014</text:p>
      <text:p text:style-name="P1">07:24 – In-game chat related:</text:p>
      <text:p text:style-name="P1"><text:a xlink:type="simple" xlink:href="http://wowpedia.org/Events/Communication">http://wowpedia.org/Events/Communication</text:a> </text:p>
      <text:p text:style-name="P1"><text:a xlink:type="simple" xlink:href="http://wowprogramming.com/docs/events">http://wowprogramming.com/docs/events</text:a> </text:p>
      <text:p text:style-name="P1"/>
      <text:p text:style-name="P1">Example of in game chat interception</text:p>
      <text:p text:style-name="P1"><text:a xlink:type="simple" xlink:href="http://www.ownedcore.com/forums/world-of-warcraft/world-of-warcraft-bots-programs/wow-memory-editing/108898-memory-reading-chat-w-help-add.html">http://www.ownedcore.com/forums/world-of-warcraft/world-of-warcraft-bots-programs/wow-memory-editing/108898-memory-reading-chat-w-help-add.html</text:a> </text:p>
      <text:p text:style-name="P1"/>
      <text:p text:style-name="P1"/>
      <text:p text:style-name="P1">Need to search for:</text:p>
      <text:p text:style-name="P1">X: grab data till “Y”</text:p>
      <text:p text:style-name="P1">Y: grab data till “Z”</text:p>
      <text:p text:style-name="P1">Z: grab data till “O”</text:p>
      <text:p text:style-name="P1">Orientation: grab data till “g”</text:p>
      <text:p text:style-name="P1"/>
      <text:p text:style-name="P1">10:51 – Data extracted – X, Y, Z, Orientation</text:p>
      <text:p text:style-name="P1">NEXT:Write it to a file</text:p>
      <text:p text:style-name="P1"/>
      <text:p text:style-name="P1"/>
      <text:p text:style-name="P4"><text:span text:style-name="T1">/chatlog</text:span> </text:p>
      <text:p text:style-name="P1"/>
      <text:p text:style-name="P1">12:38 – The coords are now being written to the log file.</text:p>
      <text:p text:style-name="P1">I now need to create a tool, that will read the in the data from the log file and convert it to SQL script...</text:p>
      <text:p text:style-name="P1"/>
      <text:p text:style-name="P1">12:48 - (Gaming, Development, Misc. Tools) C# project now created for the WoWCoordsToSQLScript tool.</text:p>
      <text:p text:style-name="P1">NEXT: Design and build the interface.</text:p>
      <text:p text:style-name="P1"/>
      <text:p text:style-name="P1">13:12 – Add File handling, open the log file and read in its contents.</text:p>
      <text:p text:style-name="P1"/>
      <text:p text:style-name="P1">13:38 – Data now being read in from the log file.</text:p>
      <text:p text:style-name="P1">NEXT: Retrieve only the data we want: Coords and orientation.</text:p>
      <text:p text:style-name="P1"/>
      <text:p text:style-name="P1">Script needs to be formed thus:</text:p>
      <text:p text:style-name="P1"/>
      <text:p text:style-name="P5">INSERT INTO `mangos`.`creature_movement` (`id`, `point`, `position_x`, `position_y`, `position_z`, `waittime`, `script_id`, `textid1`, `textid2`, `textid3`, `textid4`, `textid5`, `emote`, `spell`, `wpguid`, `orientation`, `model1`, `model2`) VALUES ('29113', '1', '-1648.28', '3076.14', '30.2369', '0', '0', '0', '0', '0', '0', '0', '0', '0', '0', '0', '0', '0');</text:p>
      <text:p text:style-name="P1"><text:soft-page-break/></text:p>
      <text:p text:style-name="P2">27 09 2014</text:p>
      <text:p text:style-name="P1">14:39 - RichTextBox tutorial</text:p>
      <text:p text:style-name="P1">http://www.wpf-tutorial.com/rich-text-controls/richtextbox-control/</text:p>
      <text:p text:style-name="P1"/>
      <text:p text:style-name="P1"/>
      <text:p text:style-name="P2">14 10 2014</text:p>
      <text:p text:style-name="P1">13:37 – Now to improve the addon part.</text:p>
      <text:p text:style-name="P1">I need to find out how to show/hide activate/deactivate the addon...</text:p>
      <text:p text:style-name="P1"/>
      <text:p text:style-name="P1"/>
      <text:p text:style-name="P2">13 12 2015</text:p>
      <text:p text:style-name="P1">I need to add the following choice:</text:p>
      <text:p text:style-name="P2">PATH TYPE</text:p>
      <text:list xml:id="list6798515310270091121" text:style-name="L3">
        <text:list-item>
          <text:p text:style-name="P9">Circular or One direction path</text:p>
        </text:list-item>
      </text:list>
      <text:list xml:id="list3101522047090583612" text:style-name="L2">
        <text:list-item>
          <text:p text:style-name="P8">Bi-directional path (travelling back on yourself)</text:p>
        </text:list-item>
      </text:list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, Verdana, sans-serif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3H11M18S</meta:editing-duration>
    <meta:editing-cycles>26</meta:editing-cycles>
    <meta:generator>OpenOffice/4.0.1$Win32 OpenOffice.org_project/401m5$Build-9714</meta:generator>
    <dc:date>2015-12-13T17:01:23</dc:date>
    <dc:creator>Chuckst </dc:creator>
    <meta:document-statistic meta:table-count="0" meta:image-count="0" meta:object-count="0" meta:page-count="3" meta:paragraph-count="56" meta:word-count="395" meta:character-count="2802"/>
    <meta:user-defined meta:name="Info 1"/>
    <meta:user-defined meta:name="Info 2"/>
    <meta:user-defined meta:name="Info 3"/>
    <meta:user-defined meta:name="Info 4"/>
  </office:meta>
</office:document-meta>
</file>